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319in" style:use-optimal-column-width="false"/>
    </style:style>
    <style:style style:name="TableColumn5" style:family="table-column">
      <style:table-column-properties style:column-width="2.2319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0.0048in" style:use-optimal-column-width="false"/>
    </style:style>
    <style:style style:name="Table3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min-row-height="0.6159in"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min-row-height="0.6159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min-row-height="0.6159in"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min-row-height="0.6159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min-row-height="0.6159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min-row-height="0.6159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min-row-height="0.6159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min-row-height="0.6159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min-row-height="0.6159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min-row-height="0.6159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min-row-height="0.6159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min-row-height="0.6159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94" style:parent-style-name="Normale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min-row-height="0.6159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00" style:parent-style-name="Normale" style:family="paragraph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min-row-height="0.6159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min-row-height="0.6159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min-row-height="0.6159in"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min-row-height="0.6159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min-row-height="0.6159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min-row-height="0.6159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min-row-height="0.6159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min-row-height="0.6159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min-row-height="0.6159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min-row-height="0.6159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min-row-height="0.6159in"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min-row-height="0.6159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min-row-height="0.6159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min-row-height="0.6159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min-row-height="0.6159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min-row-height="0.6159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min-row-height="0.6159in"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min-row-height="0.6159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min-row-height="0.6159in"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min-row-height="0.6159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min-row-height="0.6159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min-row-height="0.6159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90" style:parent-style-name="Normale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min-row-height="0.6159in"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min-row-height="0.6159in"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min-row-height="0.6159in"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05" style:parent-style-name="Normale" style:family="paragraph">
      <style:paragraph-properties fo:text-align="center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min-row-height="0.6159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11" style:parent-style-name="Normale" style:family="paragraph">
      <style:paragraph-properties fo:text-align="center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min-row-height="0.6159in"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min-row-height="0.6159in"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min-row-height="0.6159in"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min-row-height="0.7284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min-row-height="0.7284in"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min-row-height="0.7284in"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min-row-height="0.6159in"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min-row-height="0.6159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min-row-height="0.6159in"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min-row-height="0.6159in"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min-row-height="0.6159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min-row-height="0.6159in"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min-row-height="0.6159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min-row-height="0.6159in"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min-row-height="0.6159in"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min-row-height="0.6159in"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min-row-height="0.6159in"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min-row-height="0.6159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min-row-height="0.6159in"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min-row-height="0.6159in"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min-row-height="0.6159in"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min-row-height="0.6159in"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min-row-height="0.6159in"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min-row-height="0.6159in"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min-row-height="0.6159in"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min-row-height="0.6159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min-row-height="0.6159in"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min-row-height="0.6159in"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min-row-height="0.6159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min-row-height="0.6159in"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Row334" style:family="table-row">
      <style:table-row-properties style:min-row-height="0.6159in"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min-row-height="0.6159in"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min-row-height="0.6159in"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6" style:family="table-row">
      <style:table-row-properties style:min-row-height="0.6159in"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min-row-height="0.6159in"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 OGGETTO</text:p>
          </table:table-cell>
          <table:table-cell table:style-name="TableCell11">
            <text:p text:style-name="P12">TIPOLOGIA</text:p>
          </table:table-cell>
          <table:table-cell table:style-name="TableCell13">
            <text:p text:style-name="P14">DESCRIZIONE</text:p>
          </table:table-cell>
          <table:table-cell>
            <text:p text:style-name="P14"/>
          </table:table-cell>
        </table:table-row>
        <table:table-row table:style-name="TableRow15">
          <table:table-cell table:style-name="TableCell16">
            <text:p text:style-name="Stile">LoginForm</text:p>
          </table:table-cell>
          <table:table-cell table:style-name="TableCell17">
            <text:p text:style-name="Stile">Boundary</text:p>
          </table:table-cell>
          <table:table-cell table:style-name="TableCell18">
            <text:p text:style-name="Stile">Form che permette l’autenticazione dell’utente.</text:p>
          </table:table-cell>
          <table:table-cell>
            <text:p text:style-name="Stile"/>
          </table:table-cell>
        </table:table-row>
        <table:table-row table:style-name="TableRow19">
          <table:table-cell table:style-name="TableCell20">
            <text:p text:style-name="Stile">LoginButton</text:p>
          </table:table-cell>
          <table:table-cell table:style-name="TableCell21">
            <text:p text:style-name="Stile">Boundary</text:p>
          </table:table-cell>
          <table:table-cell table:style-name="TableCell22">
            <text:p text:style-name="Stile">Bottone che permette l’autenticazione dell’utente.</text:p>
            <text:p text:style-name="Stile"/>
          </table:table-cell>
          <table:table-cell>
            <text:p text:style-name="Stile"/>
          </table:table-cell>
        </table:table-row>
        <table:table-row table:style-name="TableRow23">
          <table:table-cell table:style-name="TableCell24">
            <text:p text:style-name="Stile">LogoutButton</text:p>
          </table:table-cell>
          <table:table-cell table:style-name="TableCell25">
            <text:p text:style-name="Stile">Boundary</text:p>
          </table:table-cell>
          <table:table-cell table:style-name="TableCell26">
            <text:p text:style-name="Stile">Bottone che permette di uscire dalla modalità utente registrato.</text:p>
          </table:table-cell>
          <table:table-cell>
            <text:p text:style-name="Stile"/>
          </table:table-cell>
        </table:table-row>
        <table:table-row table:style-name="TableRow27">
          <table:table-cell table:style-name="TableCell28">
            <text:p text:style-name="Stile">RegistrazioneForm</text:p>
          </table:table-cell>
          <table:table-cell table:style-name="TableCell29">
            <text:p text:style-name="Stile">Boundary</text:p>
          </table:table-cell>
          <table:table-cell table:style-name="TableCell30">
            <text:p text:style-name="Stile">Form di registrazione utente.</text:p>
            <text:p text:style-name="Stile"/>
          </table:table-cell>
          <table:table-cell>
            <text:p text:style-name="Stile"/>
          </table:table-cell>
        </table:table-row>
        <table:table-row table:style-name="TableRow31">
          <table:table-cell table:style-name="TableCell32">
            <text:p text:style-name="Stile">RegistrazioneButton</text:p>
          </table:table-cell>
          <table:table-cell table:style-name="TableCell33">
            <text:p text:style-name="Stile">Boundary</text:p>
          </table:table-cell>
          <table:table-cell table:style-name="TableCell34">
            <text:p text:style-name="Stile">Bottone che permette di confermare la registrazione.</text:p>
            <text:p text:style-name="Stile"/>
          </table:table-cell>
          <table:table-cell>
            <text:p text:style-name="Stile"/>
          </table:table-cell>
        </table:table-row>
        <table:table-row table:style-name="TableRow35">
          <table:table-cell table:style-name="TableCell36">
            <text:p text:style-name="Stile">RegistrazioneNotify</text:p>
          </table:table-cell>
          <table:table-cell table:style-name="TableCell37">
            <text:p text:style-name="Stile">Boundary</text:p>
          </table:table-cell>
          <table:table-cell table:style-name="TableCell38">
            <text:p text:style-name="Stile">Notifica di avvenuta registrazione.</text:p>
            <text:p text:style-name="Stile"/>
          </table:table-cell>
          <table:table-cell>
            <text:p text:style-name="Stile"/>
          </table:table-cell>
        </table:table-row>
        <table:table-row table:style-name="TableRow39">
          <table:table-cell table:style-name="TableCell40">
            <text:p text:style-name="Stile">NewBooklistForm</text:p>
          </table:table-cell>
          <table:table-cell table:style-name="TableCell41">
            <text:p text:style-name="Stile">Boundary</text:p>
          </table:table-cell>
          <table:table-cell table:style-name="TableCell42">
            <text:p text:style-name="Stile">Form che permette la creazione di una booklist.</text:p>
            <text:p text:style-name="Stile"/>
          </table:table-cell>
          <table:table-cell>
            <text:p text:style-name="Stile"/>
          </table:table-cell>
        </table:table-row>
        <table:table-row table:style-name="TableRow43">
          <table:table-cell table:style-name="TableCell44">
            <text:p text:style-name="Stile">BooklistNotify</text:p>
          </table:table-cell>
          <table:table-cell table:style-name="TableCell45">
            <text:p text:style-name="Stile">Boundary</text:p>
          </table:table-cell>
          <table:table-cell table:style-name="TableCell46">
            <text:p text:style-name="Stile">Notifica di errore creazione nuova booklist.</text:p>
          </table:table-cell>
          <table:table-cell>
            <text:p text:style-name="Stile"/>
          </table:table-cell>
        </table:table-row>
        <table:table-row table:style-name="TableRow47">
          <table:table-cell table:style-name="TableCell48">
            <text:p text:style-name="Stile">SezioneBooklist</text:p>
          </table:table-cell>
          <table:table-cell table:style-name="TableCell49">
            <text:p text:style-name="Stile">Boundary</text:p>
          </table:table-cell>
          <table:table-cell table:style-name="TableCell50">
            <text:p text:style-name="Stile">Lista delle<text:s/>Booklist.</text:p>
            <text:p text:style-name="Stile"/>
          </table:table-cell>
          <table:table-cell>
            <text:p text:style-name="Stile"/>
          </table:table-cell>
        </table:table-row>
        <table:table-row table:style-name="TableRow51">
          <table:table-cell table:style-name="TableCell52">
            <text:p text:style-name="Stile">DeleteBooklistButton</text:p>
          </table:table-cell>
          <table:table-cell table:style-name="TableCell53">
            <text:p text:style-name="Stile">Boundary</text:p>
          </table:table-cell>
          <table:table-cell table:style-name="TableCell54">
            <text:p text:style-name="Stile">Bottone che permette l’eliminazione della booklist.</text:p>
            <text:p text:style-name="Stile"/>
          </table:table-cell>
          <table:table-cell>
            <text:p text:style-name="Stile"/>
          </table:table-cell>
        </table:table-row>
        <table:table-row table:style-name="TableRow55">
          <table:table-cell table:style-name="TableCell56">
            <text:p text:style-name="Stile">DeleteBookButton</text:p>
          </table:table-cell>
          <table:table-cell table:style-name="TableCell57">
            <text:p text:style-name="Stile">Boundary</text:p>
          </table:table-cell>
          <table:table-cell table:style-name="TableCell58">
            <text:p text:style-name="Stile">Bottone che permette l’eliminazione del libro scelto dalla booklist.</text:p>
          </table:table-cell>
          <table:table-cell>
            <text:p text:style-name="Stile"/>
          </table:table-cell>
        </table:table-row>
        <table:table-row table:style-name="TableRow59">
          <table:table-cell table:style-name="TableCell60">
            <text:p text:style-name="Stile">AddBookButton</text:p>
          </table:table-cell>
          <table:table-cell table:style-name="TableCell61">
            <text:p text:style-name="Stile">Boundary</text:p>
          </table:table-cell>
          <table:table-cell table:style-name="TableCell62">
            <text:p text:style-name="Stile">Bottone che permette l’aggiunta del<text:s/>libro scelto alla booklist.</text:p>
            <text:p text:style-name="Stile"/>
          </table:table-cell>
          <table:table-cell>
            <text:p text:style-name="Stile"/>
          </table:table-cell>
        </table:table-row>
        <table:table-row table:style-name="TableRow63">
          <table:table-cell table:style-name="TableCell64">
            <text:p text:style-name="Stile">ModifyBooklistNotify</text:p>
          </table:table-cell>
          <table:table-cell table:style-name="TableCell65">
            <text:p text:style-name="Stile">Boundary</text:p>
          </table:table-cell>
          <table:table-cell table:style-name="TableCell66">
            <text:p text:style-name="Stile">Notifica di avvenuta modifica della booklist.</text:p>
          </table:table-cell>
          <table:table-cell>
            <text:p text:style-name="Stile"/>
          </table:table-cell>
        </table:table-row>
        <table:table-row table:style-name="TableRow67">
          <table:table-cell table:style-name="TableCell68">
            <text:p text:style-name="Stile">ModifyBooklistForm</text:p>
          </table:table-cell>
          <table:table-cell table:style-name="TableCell69">
            <text:p text:style-name="Stile">Boundary</text:p>
          </table:table-cell>
          <table:table-cell table:style-name="TableCell70">
            <text:p text:style-name="Stile">Form che permette di modificare la booklist scelta.</text:p>
            <text:p text:style-name="Stile"/>
          </table:table-cell>
          <table:table-cell>
            <text:p text:style-name="Stile"/>
          </table:table-cell>
        </table:table-row>
        <table:table-row table:style-name="TableRow71">
          <table:table-cell table:style-name="TableCell72">
            <text:p text:style-name="Stile">AddFavButton</text:p>
          </table:table-cell>
          <table:table-cell table:style-name="TableCell73">
            <text:p text:style-name="Stile">Boundary</text:p>
          </table:table-cell>
          <table:table-cell table:style-name="TableCell74">
            <text:p text:style-name="Stile">Bottone che permette di aggiungere il<text:s/>libro ai preferiti.</text:p>
            <text:p text:style-name="Stile"/>
          </table:table-cell>
          <table:table-cell>
            <text:p text:style-name="Stile"/>
          </table:table-cell>
        </table:table-row>
        <text:soft-page-break/>
        <table:table-row table:style-name="TableRow75">
          <table:table-cell table:style-name="TableCell76">
            <text:p text:style-name="Stile">AddFavNotify</text:p>
          </table:table-cell>
          <table:table-cell table:style-name="TableCell77">
            <text:p text:style-name="Stile">Boundary</text:p>
          </table:table-cell>
          <table:table-cell table:style-name="TableCell78">
            <text:p text:style-name="Stile">Notifica di avvenuta aggiunta libro ai preferiti.</text:p>
            <text:p text:style-name="Stile"/>
          </table:table-cell>
          <table:table-cell>
            <text:p text:style-name="Stile"/>
          </table:table-cell>
        </table:table-row>
        <table:table-row table:style-name="TableRow79">
          <table:table-cell table:style-name="TableCell80">
            <text:p text:style-name="Stile">AddCartButton</text:p>
          </table:table-cell>
          <table:table-cell table:style-name="TableCell81">
            <text:p text:style-name="Stile">Boundary</text:p>
          </table:table-cell>
          <table:table-cell table:style-name="TableCell82">
            <text:p text:style-name="Stile">Bottone che permette l’aggiunta al carrello del libro scelto.</text:p>
            <text:p text:style-name="Stile"/>
          </table:table-cell>
          <table:table-cell>
            <text:p text:style-name="Stile"/>
          </table:table-cell>
        </table:table-row>
        <table:table-row table:style-name="TableRow83">
          <table:table-cell table:style-name="TableCell84">
            <text:p text:style-name="Stile">AddCartNotify</text:p>
          </table:table-cell>
          <table:table-cell table:style-name="TableCell85">
            <text:p text:style-name="Stile">Boundary</text:p>
          </table:table-cell>
          <table:table-cell table:style-name="TableCell86">
            <text:p text:style-name="Stile">Notifica di avvenuta aggiunta del libro al<text:s/>carrello.</text:p>
            <text:p text:style-name="Stile"/>
          </table:table-cell>
          <table:table-cell>
            <text:p text:style-name="Stile"/>
          </table:table-cell>
        </table:table-row>
        <table:table-row table:style-name="TableRow87">
          <table:table-cell table:style-name="TableCell88">
            <text:p text:style-name="Stile">RemoveCartButton</text:p>
          </table:table-cell>
          <table:table-cell table:style-name="TableCell89">
            <text:p text:style-name="Stile">Boundary</text:p>
          </table:table-cell>
          <table:table-cell table:style-name="TableCell90">
            <text:p text:style-name="Stile">Boottone che permette di eliminare un libro dal carrello.</text:p>
            <text:p text:style-name="Stile"/>
          </table:table-cell>
          <table:table-cell>
            <text:p text:style-name="Stile"/>
          </table:table-cell>
        </table:table-row>
        <table:table-row table:style-name="TableRow91">
          <table:table-cell table:style-name="TableCell92">
            <text:p text:style-name="Stile">RemoveCartNotify</text:p>
            <text:p text:style-name="P93"/>
            <text:p text:style-name="P94"/>
          </table:table-cell>
          <table:table-cell table:style-name="TableCell95">
            <text:p text:style-name="Stile">Boundary</text:p>
          </table:table-cell>
          <table:table-cell table:style-name="TableCell96">
            <text:p text:style-name="Stile">Notifica di avvenuta eliminazione del libro scelto dal carrello.</text:p>
            <text:p text:style-name="Stile"/>
          </table:table-cell>
          <table:table-cell>
            <text:p text:style-name="Stile"/>
          </table:table-cell>
        </table:table-row>
        <table:table-row table:style-name="TableRow97">
          <table:table-cell table:style-name="TableCell98">
            <text:p text:style-name="Stile">ConfirmOrderButton</text:p>
            <text:p text:style-name="P99"/>
            <text:p text:style-name="P100"/>
            <text:p text:style-name="Normale"/>
          </table:table-cell>
          <table:table-cell table:style-name="TableCell101">
            <text:p text:style-name="Stile">Boundary</text:p>
          </table:table-cell>
          <table:table-cell table:style-name="TableCell102" table:number-columns-spanned="2">
            <text:p text:style-name="Stile">Bottone che permette l’acquisto dell’ordine.</text:p>
          </table:table-cell>
          <table:covered-table-cell/>
        </table:table-row>
        <table:table-row table:style-name="TableRow103">
          <table:table-cell table:style-name="TableCell104">
            <text:p text:style-name="Stile">ConfirmOrderNotify</text:p>
          </table:table-cell>
          <table:table-cell table:style-name="TableCell105">
            <text:p text:style-name="Stile">Boundary</text:p>
          </table:table-cell>
          <table:table-cell table:style-name="TableCell106" table:number-columns-spanned="2">
            <text:p text:style-name="Stile">Notifica di acquisto avvenuto.</text:p>
          </table:table-cell>
          <table:covered-table-cell/>
        </table:table-row>
        <table:table-row table:style-name="TableRow107">
          <table:table-cell table:style-name="TableCell108">
            <text:p text:style-name="Stile">PaginaCarrello</text:p>
          </table:table-cell>
          <table:table-cell table:style-name="TableCell109">
            <text:p text:style-name="Stile">Boundary</text:p>
          </table:table-cell>
          <table:table-cell table:style-name="TableCell110">
            <text:p text:style-name="Stile">Pagina del carrello.</text:p>
          </table:table-cell>
          <table:table-cell>
            <text:p text:style-name="Stile"/>
          </table:table-cell>
        </table:table-row>
        <table:table-row table:style-name="TableRow111">
          <table:table-cell table:style-name="TableCell112">
            <text:p text:style-name="Stile">PaymentForm</text:p>
          </table:table-cell>
          <table:table-cell table:style-name="TableCell113">
            <text:p text:style-name="Stile">Boundary</text:p>
          </table:table-cell>
          <table:table-cell table:style-name="TableCell114">
            <text:p text:style-name="Stile">Form che permette di inserire le informazioni sul metodo di pagamento.</text:p>
          </table:table-cell>
          <table:table-cell>
            <text:p text:style-name="Stile"/>
          </table:table-cell>
        </table:table-row>
        <table:table-row table:style-name="TableRow115">
          <table:table-cell table:style-name="TableCell116">
            <text:p text:style-name="Stile">ReviewForm</text:p>
          </table:table-cell>
          <table:table-cell table:style-name="TableCell117">
            <text:p text:style-name="Stile">Boundary</text:p>
          </table:table-cell>
          <table:table-cell table:style-name="TableCell118">
            <text:p text:style-name="Stile">Form che permette di recensire un libro.</text:p>
          </table:table-cell>
          <table:table-cell>
            <text:p text:style-name="Stile"/>
          </table:table-cell>
        </table:table-row>
        <table:table-row table:style-name="TableRow119">
          <table:table-cell table:style-name="TableCell120">
            <text:p text:style-name="Stile">ReviewButton</text:p>
          </table:table-cell>
          <table:table-cell table:style-name="TableCell121">
            <text:p text:style-name="Stile">Boundary</text:p>
          </table:table-cell>
          <table:table-cell table:style-name="TableCell122">
            <text:p text:style-name="Stile">Bottone che permette di pubblicare la recensione del sito.</text:p>
          </table:table-cell>
          <table:table-cell>
            <text:p text:style-name="Stile"/>
          </table:table-cell>
        </table:table-row>
        <table:table-row table:style-name="TableRow123">
          <table:table-cell table:style-name="TableCell124">
            <text:p text:style-name="Stile">ReviewNotify</text:p>
          </table:table-cell>
          <table:table-cell table:style-name="TableCell125">
            <text:p text:style-name="Stile">Boundary</text:p>
          </table:table-cell>
          <table:table-cell table:style-name="TableCell126">
            <text:p text:style-name="Stile">Notifica di<text:s/>recensione correttamente pubblicata.</text:p>
          </table:table-cell>
          <table:table-cell>
            <text:p text:style-name="Stile"/>
          </table:table-cell>
        </table:table-row>
        <table:table-row table:style-name="TableRow127">
          <table:table-cell table:style-name="TableCell128">
            <text:p text:style-name="Stile">FollowUsrButton</text:p>
          </table:table-cell>
          <table:table-cell table:style-name="TableCell129">
            <text:p text:style-name="Stile">Boundary</text:p>
          </table:table-cell>
          <table:table-cell table:style-name="TableCell130">
            <text:p text:style-name="Stile">Bottone che permette di seguile un altro utente.</text:p>
          </table:table-cell>
          <table:table-cell>
            <text:p text:style-name="Stile"/>
          </table:table-cell>
        </table:table-row>
        <table:table-row table:style-name="TableRow131">
          <table:table-cell table:style-name="TableCell132">
            <text:p text:style-name="Stile">FollowUsrNotify</text:p>
          </table:table-cell>
          <table:table-cell table:style-name="TableCell133">
            <text:p text:style-name="Stile">Boundary</text:p>
          </table:table-cell>
          <table:table-cell table:style-name="TableCell134">
            <text:p text:style-name="Stile">Notifica che segnala che l’utente è stato correttamente seguito.</text:p>
            <text:p text:style-name="Stile"/>
          </table:table-cell>
          <table:table-cell>
            <text:p text:style-name="Stile"/>
          </table:table-cell>
        </table:table-row>
        <table:table-row table:style-name="TableRow135">
          <table:table-cell table:style-name="TableCell136">
            <text:p text:style-name="Stile">FollowBooklistButton</text:p>
          </table:table-cell>
          <table:table-cell table:style-name="TableCell137">
            <text:p text:style-name="Stile">Boundary</text:p>
          </table:table-cell>
          <table:table-cell table:style-name="TableCell138">
            <text:p text:style-name="Stile">Bottone che<text:s/>permette di seguire la booklist scelta.</text:p>
          </table:table-cell>
          <table:table-cell>
            <text:p text:style-name="Stile"/>
          </table:table-cell>
        </table:table-row>
        <table:table-row table:style-name="TableRow139">
          <table:table-cell table:style-name="TableCell140">
            <text:p text:style-name="Stile">FollowBooklistNotify</text:p>
          </table:table-cell>
          <table:table-cell table:style-name="TableCell141">
            <text:p text:style-name="Stile">Boundary</text:p>
          </table:table-cell>
          <table:table-cell table:style-name="TableCell142">
            <text:p text:style-name="Stile">Notifica che segnala che la booklist sia stata seguita correttamente.</text:p>
          </table:table-cell>
          <table:table-cell>
            <text:p text:style-name="Stile"/>
          </table:table-cell>
        </table:table-row>
        <table:table-row table:style-name="TableRow143">
          <table:table-cell table:style-name="TableCell144">
            <text:p text:style-name="Stile">ToAdmnButton</text:p>
          </table:table-cell>
          <table:table-cell table:style-name="TableCell145">
            <text:p text:style-name="Stile">Boundary</text:p>
          </table:table-cell>
          <table:table-cell table:style-name="TableCell146">
            <text:p text:style-name="Stile">Bottone che permette di inviare una mail all’admin.</text:p>
          </table:table-cell>
          <table:table-cell>
            <text:p text:style-name="Stile"/>
          </table:table-cell>
        </table:table-row>
        <table:table-row table:style-name="TableRow147">
          <table:table-cell table:style-name="TableCell148">
            <text:p text:style-name="Stile">ToAdmnForm</text:p>
          </table:table-cell>
          <table:table-cell table:style-name="TableCell149">
            <text:p text:style-name="Stile">Boundary</text:p>
          </table:table-cell>
          <table:table-cell table:style-name="TableCell150">
            <text:p text:style-name="Stile">Form che permette di scrivere una mail all’admin.</text:p>
          </table:table-cell>
          <table:table-cell>
            <text:p text:style-name="Stile"/>
          </table:table-cell>
        </table:table-row>
        <table:table-row table:style-name="TableRow151">
          <table:table-cell table:style-name="TableCell152">
            <text:p text:style-name="Stile">ToAdmnNotify</text:p>
          </table:table-cell>
          <table:table-cell table:style-name="TableCell153">
            <text:p text:style-name="Stile">Boundary</text:p>
          </table:table-cell>
          <table:table-cell table:style-name="TableCell154">
            <text:p text:style-name="Stile">Notifica di avvenuto invio della mail.</text:p>
          </table:table-cell>
          <table:table-cell>
            <text:p text:style-name="Stile"/>
          </table:table-cell>
        </table:table-row>
        <table:table-row table:style-name="TableRow155">
          <table:table-cell table:style-name="TableCell156">
            <text:p text:style-name="Stile">InsertBookButton</text:p>
          </table:table-cell>
          <table:table-cell table:style-name="TableCell157">
            <text:p text:style-name="Stile">Boundary</text:p>
          </table:table-cell>
          <table:table-cell table:style-name="TableCell158">
            <text:p text:style-name="Stile">Bottone che permette di confermare l’inserimento del libro al catalogo del sito.</text:p>
          </table:table-cell>
          <table:table-cell>
            <text:p text:style-name="Stile"/>
          </table:table-cell>
        </table:table-row>
        <table:table-row table:style-name="TableRow159">
          <table:table-cell table:style-name="TableCell160">
            <text:p text:style-name="Stile">InsertBookForm</text:p>
          </table:table-cell>
          <table:table-cell table:style-name="TableCell161">
            <text:p text:style-name="Stile">Boundary</text:p>
          </table:table-cell>
          <table:table-cell table:style-name="TableCell162">
            <text:p text:style-name="Stile">Form che permette di<text:s/>inserire un libro nel catalogo del sito.</text:p>
          </table:table-cell>
          <table:table-cell>
            <text:p text:style-name="Stile"/>
          </table:table-cell>
        </table:table-row>
        <table:table-row table:style-name="TableRow163">
          <table:table-cell table:style-name="TableCell164">
            <text:p text:style-name="Stile">InsertBookNotify</text:p>
          </table:table-cell>
          <table:table-cell table:style-name="TableCell165">
            <text:p text:style-name="Stile">Boundary</text:p>
          </table:table-cell>
          <table:table-cell table:style-name="TableCell166">
            <text:p text:style-name="Stile">Notifica di avvenuto inserimento.</text:p>
          </table:table-cell>
          <table:table-cell>
            <text:p text:style-name="Stile"/>
          </table:table-cell>
        </table:table-row>
        <table:table-row table:style-name="TableRow167">
          <table:table-cell table:style-name="TableCell168">
            <text:p text:style-name="Stile">ModifyBookButton</text:p>
          </table:table-cell>
          <table:table-cell table:style-name="TableCell169">
            <text:p text:style-name="Stile">Boundary</text:p>
          </table:table-cell>
          <table:table-cell table:style-name="TableCell170">
            <text:p text:style-name="Stile">Bottone che permette di modificare il libro selezionato.</text:p>
          </table:table-cell>
          <table:table-cell>
            <text:p text:style-name="Stile"/>
          </table:table-cell>
        </table:table-row>
        <table:table-row table:style-name="TableRow171">
          <table:table-cell table:style-name="TableCell172">
            <text:p text:style-name="Stile">ModifyBookForm</text:p>
          </table:table-cell>
          <table:table-cell table:style-name="TableCell173">
            <text:p text:style-name="Stile">Boundary</text:p>
          </table:table-cell>
          <table:table-cell table:style-name="TableCell174">
            <text:p text:style-name="Stile">Form che permette di modificare le<text:s/>informazioni del libro scelto.</text:p>
          </table:table-cell>
          <table:table-cell>
            <text:p text:style-name="Stile"/>
          </table:table-cell>
        </table:table-row>
        <table:table-row table:style-name="TableRow175">
          <table:table-cell table:style-name="TableCell176">
            <text:p text:style-name="Stile">ConfirmModification</text:p>
          </table:table-cell>
          <table:table-cell table:style-name="TableCell177">
            <text:p text:style-name="Stile">Boundary</text:p>
          </table:table-cell>
          <table:table-cell table:style-name="TableCell178">
            <text:p text:style-name="Stile">Bottone di conferma per inviare le modifiche al DB.</text:p>
          </table:table-cell>
          <table:table-cell>
            <text:p text:style-name="Stile"/>
          </table:table-cell>
        </table:table-row>
        <table:table-row table:style-name="TableRow179">
          <table:table-cell table:style-name="TableCell180">
            <text:p text:style-name="Stile">ModifyBookNotify</text:p>
          </table:table-cell>
          <table:table-cell table:style-name="TableCell181">
            <text:p text:style-name="Stile">Boundary</text:p>
          </table:table-cell>
          <table:table-cell table:style-name="TableCell182">
            <text:p text:style-name="Stile">Notifica di avvenuta modifica.</text:p>
          </table:table-cell>
          <table:table-cell>
            <text:p text:style-name="Stile"/>
          </table:table-cell>
        </table:table-row>
        <table:table-row table:style-name="TableRow183">
          <table:table-cell table:style-name="TableCell184">
            <text:p text:style-name="Stile">RemoveBookButton</text:p>
          </table:table-cell>
          <table:table-cell table:style-name="TableCell185">
            <text:p text:style-name="Stile">Boundary</text:p>
          </table:table-cell>
          <table:table-cell table:style-name="TableCell186">
            <text:p text:style-name="Stile">Bottone che permette di eliminare un libro dal<text:s/>catalogo del sito.</text:p>
          </table:table-cell>
          <table:table-cell>
            <text:p text:style-name="Stile"/>
          </table:table-cell>
        </table:table-row>
        <table:table-row table:style-name="TableRow187">
          <table:table-cell table:style-name="TableCell188">
            <text:p text:style-name="Stile">RemoveBookNotify</text:p>
            <text:p text:style-name="P189"/>
            <text:p text:style-name="P190"/>
          </table:table-cell>
          <table:table-cell table:style-name="TableCell191">
            <text:p text:style-name="Stile">Boundary</text:p>
          </table:table-cell>
          <table:table-cell table:style-name="TableCell192">
            <text:p text:style-name="Stile">Notifica di riuscita eliminazione del libro.</text:p>
          </table:table-cell>
          <table:table-cell>
            <text:p text:style-name="Stile"/>
          </table:table-cell>
        </table:table-row>
        <table:table-row table:style-name="TableRow193">
          <table:table-cell table:style-name="TableCell194">
            <text:p text:style-name="Stile">SezioneUtenti</text:p>
          </table:table-cell>
          <table:table-cell table:style-name="TableCell195">
            <text:p text:style-name="Stile">Boundary</text:p>
          </table:table-cell>
          <table:table-cell table:style-name="TableCell196">
            <text:p text:style-name="Stile">Lista degli utenti registrati.</text:p>
          </table:table-cell>
          <table:table-cell>
            <text:p text:style-name="Stile"/>
          </table:table-cell>
        </table:table-row>
        <table:table-row table:style-name="TableRow197">
          <table:table-cell table:style-name="TableCell198">
            <text:p text:style-name="Stile">RemoveUsrButton</text:p>
          </table:table-cell>
          <table:table-cell table:style-name="TableCell199">
            <text:p text:style-name="Stile">Boundary</text:p>
          </table:table-cell>
          <table:table-cell table:style-name="TableCell200">
            <text:p text:style-name="Stile">Bottone che permette di eliminare un utente registrato.</text:p>
          </table:table-cell>
          <table:table-cell>
            <text:p text:style-name="Stile"/>
          </table:table-cell>
        </table:table-row>
        <table:table-row table:style-name="TableRow201">
          <table:table-cell table:style-name="TableCell202">
            <text:p text:style-name="Stile">RemoveUsrNotify</text:p>
          </table:table-cell>
          <table:table-cell table:style-name="TableCell203">
            <text:p text:style-name="Stile">Boundary</text:p>
            <text:p text:style-name="P204"/>
            <text:p text:style-name="P205"/>
          </table:table-cell>
          <table:table-cell table:style-name="TableCell206">
            <text:p text:style-name="Stile">Notifica di avvenuta rimozione utente.</text:p>
          </table:table-cell>
          <table:table-cell>
            <text:p text:style-name="Stile"/>
          </table:table-cell>
        </table:table-row>
        <table:table-row table:style-name="TableRow207">
          <table:table-cell table:style-name="TableCell208">
            <text:p text:style-name="Stile">RicercaSearchBar</text:p>
          </table:table-cell>
          <table:table-cell table:style-name="TableCell209">
            <text:p text:style-name="Stile">Boundary</text:p>
            <text:p text:style-name="P210"/>
            <text:p text:style-name="P211"/>
          </table:table-cell>
          <table:table-cell table:style-name="TableCell212">
            <text:p text:style-name="Stile">Barra di ricerca.</text:p>
          </table:table-cell>
          <table:table-cell>
            <text:p text:style-name="Stile"/>
          </table:table-cell>
        </table:table-row>
        <table:table-row table:style-name="TableRow213">
          <table:table-cell table:style-name="TableCell214">
            <text:p text:style-name="Stile">RicercaNotify</text:p>
          </table:table-cell>
          <table:table-cell table:style-name="TableCell215">
            <text:p text:style-name="Stile">Boundary</text:p>
          </table:table-cell>
          <table:table-cell table:style-name="TableCell216">
            <text:p text:style-name="Stile">Notifica di errore per la ricerca di un libro (in base al titolo/genere/autore).</text:p>
          </table:table-cell>
          <table:table-cell>
            <text:p text:style-name="Stile"/>
          </table:table-cell>
        </table:table-row>
        <table:table-row table:style-name="TableRow217">
          <table:table-cell table:style-name="TableCell218">
            <text:p text:style-name="Stile">Autore</text:p>
          </table:table-cell>
          <table:table-cell table:style-name="TableCell219">
            <text:p text:style-name="Stile">Entity</text:p>
          </table:table-cell>
          <table:table-cell table:style-name="TableCell220">
            <text:p text:style-name="Stile">Rappresenta un<text:s/>generico autore di libri.</text:p>
          </table:table-cell>
          <table:table-cell>
            <text:p text:style-name="Stile"/>
          </table:table-cell>
        </table:table-row>
        <table:table-row table:style-name="TableRow221">
          <table:table-cell table:style-name="TableCell222">
            <text:p text:style-name="Stile">Libro</text:p>
          </table:table-cell>
          <table:table-cell table:style-name="TableCell223">
            <text:p text:style-name="Stile">Entity</text:p>
          </table:table-cell>
          <table:table-cell table:style-name="TableCell224">
            <text:p text:style-name="Stile">Rappresenta un libro generico.</text:p>
          </table:table-cell>
          <table:table-cell>
            <text:p text:style-name="Stile"/>
          </table:table-cell>
        </table:table-row>
        <table:table-row table:style-name="TableRow225">
          <table:table-cell table:style-name="TableCell226">
            <text:p text:style-name="Stile">Booklist</text:p>
            <text:p text:style-name="Stile"/>
            <text:p text:style-name="Stile"/>
            <text:p text:style-name="Stile"/>
          </table:table-cell>
          <table:table-cell table:style-name="TableCell227">
            <text:p text:style-name="Stile">Entity</text:p>
          </table:table-cell>
          <table:table-cell table:style-name="TableCell228">
            <text:p text:style-name="Stile">Rappresenta la booklist, una lista di libri creata dall’utente.</text:p>
          </table:table-cell>
          <table:table-cell>
            <text:p text:style-name="Stile"/>
          </table:table-cell>
        </table:table-row>
        <table:table-row table:style-name="TableRow229">
          <table:table-cell table:style-name="TableCell230">
            <text:p text:style-name="Stile">User</text:p>
          </table:table-cell>
          <table:table-cell table:style-name="TableCell231">
            <text:p text:style-name="Stile">Entity</text:p>
          </table:table-cell>
          <table:table-cell table:style-name="TableCell232">
            <text:p text:style-name="Stile">Rappresenta l’utente non registrato.</text:p>
          </table:table-cell>
          <table:table-cell>
            <text:p text:style-name="Stile"/>
          </table:table-cell>
        </table:table-row>
        <table:table-row table:style-name="TableRow233">
          <table:table-cell table:style-name="TableCell234">
            <text:p text:style-name="Stile">Customer</text:p>
          </table:table-cell>
          <table:table-cell table:style-name="TableCell235">
            <text:p text:style-name="Stile">Entity</text:p>
          </table:table-cell>
          <table:table-cell table:style-name="TableCell236">
            <text:p text:style-name="Stile">Rappresenta l’utente<text:s/>registrato.<text:s/></text:p>
          </table:table-cell>
          <table:table-cell>
            <text:p text:style-name="Stile"/>
          </table:table-cell>
        </table:table-row>
        <table:table-row table:style-name="TableRow237">
          <table:table-cell table:style-name="TableCell238">
            <text:p text:style-name="Stile">ListaCustomer</text:p>
          </table:table-cell>
          <table:table-cell table:style-name="TableCell239">
            <text:p text:style-name="Stile">Entity</text:p>
          </table:table-cell>
          <table:table-cell table:style-name="TableCell240">
            <text:p text:style-name="Stile">Rappresenta un insieme di utenti registrati.</text:p>
          </table:table-cell>
          <table:table-cell>
            <text:p text:style-name="Stile"/>
          </table:table-cell>
        </table:table-row>
        <table:table-row table:style-name="TableRow241">
          <table:table-cell table:style-name="TableCell242">
            <text:p text:style-name="Stile">Ordine</text:p>
          </table:table-cell>
          <table:table-cell table:style-name="TableCell243">
            <text:p text:style-name="Stile">Entity</text:p>
          </table:table-cell>
          <table:table-cell table:style-name="TableCell244">
            <text:p text:style-name="Stile">Rappresenta la lista di libri acquistata in una data precisa,da un utente preciso.</text:p>
          </table:table-cell>
          <table:table-cell>
            <text:p text:style-name="Stile"/>
          </table:table-cell>
        </table:table-row>
        <table:table-row table:style-name="TableRow245">
          <table:table-cell table:style-name="TableCell246">
            <text:p text:style-name="Stile">ListaOrdini</text:p>
          </table:table-cell>
          <table:table-cell table:style-name="TableCell247">
            <text:p text:style-name="Stile">Entity</text:p>
          </table:table-cell>
          <table:table-cell table:style-name="TableCell248">
            <text:p text:style-name="Stile">Rappresenta la lista degli ordini di un utente<text:s/>preciso.</text:p>
          </table:table-cell>
          <table:table-cell>
            <text:p text:style-name="Stile"/>
          </table:table-cell>
        </table:table-row>
        <table:table-row table:style-name="TableRow249">
          <table:table-cell table:style-name="TableCell250">
            <text:p text:style-name="Stile">Recensione</text:p>
          </table:table-cell>
          <table:table-cell table:style-name="TableCell251">
            <text:p text:style-name="Stile">Entity</text:p>
          </table:table-cell>
          <table:table-cell table:style-name="TableCell252">
            <text:p text:style-name="Stile">Rappresenta la recensione generica di un libro.</text:p>
          </table:table-cell>
          <table:table-cell>
            <text:p text:style-name="Stile"/>
          </table:table-cell>
        </table:table-row>
        <table:table-row table:style-name="TableRow253">
          <table:table-cell table:style-name="TableCell254">
            <text:p text:style-name="Stile">ListaRecensioni</text:p>
          </table:table-cell>
          <table:table-cell table:style-name="TableCell255">
            <text:p text:style-name="Stile">Entity</text:p>
          </table:table-cell>
          <table:table-cell table:style-name="TableCell256">
            <text:p text:style-name="Stile">Rappresenta la generica lista di libri.</text:p>
          </table:table-cell>
          <table:table-cell>
            <text:p text:style-name="Stile"/>
          </table:table-cell>
        </table:table-row>
        <table:table-row table:style-name="TableRow257">
          <table:table-cell table:style-name="TableCell258">
            <text:p text:style-name="Stile">ListaBookList</text:p>
          </table:table-cell>
          <table:table-cell table:style-name="TableCell259">
            <text:p text:style-name="Stile">Entity</text:p>
          </table:table-cell>
          <table:table-cell table:style-name="TableCell260">
            <text:p text:style-name="Stile">Rappresenta la lista di booklist.</text:p>
          </table:table-cell>
          <table:table-cell>
            <text:p text:style-name="Stile"/>
          </table:table-cell>
        </table:table-row>
        <table:table-row table:style-name="TableRow261">
          <table:table-cell table:style-name="TableCell262">
            <text:p text:style-name="Stile">RegistrazioneControl</text:p>
          </table:table-cell>
          <table:table-cell table:style-name="TableCell263">
            <text:p text:style-name="Stile">Control</text:p>
          </table:table-cell>
          <table:table-cell table:style-name="TableCell264">
            <text:p text:style-name="Stile">Gestisce la<text:s/>registrazione di un nuovo cliente al sistema.</text:p>
          </table:table-cell>
          <table:table-cell>
            <text:p text:style-name="Stile"/>
          </table:table-cell>
        </table:table-row>
        <table:table-row table:style-name="TableRow265">
          <table:table-cell table:style-name="TableCell266">
            <text:p text:style-name="Stile">LoginControl</text:p>
          </table:table-cell>
          <table:table-cell table:style-name="TableCell267">
            <text:p text:style-name="Stile">Control</text:p>
          </table:table-cell>
          <table:table-cell table:style-name="TableCell268">
            <text:p text:style-name="Stile">Gestisce il login dell’utente nel sistema.</text:p>
            <text:p text:style-name="Stile"/>
          </table:table-cell>
          <table:table-cell>
            <text:p text:style-name="Stile"/>
          </table:table-cell>
        </table:table-row>
        <table:table-row table:style-name="TableRow269">
          <table:table-cell table:style-name="TableCell270">
            <text:p text:style-name="Stile">LogoutControl</text:p>
          </table:table-cell>
          <table:table-cell table:style-name="TableCell271">
            <text:p text:style-name="Stile">Control</text:p>
          </table:table-cell>
          <table:table-cell table:style-name="TableCell272">
            <text:p text:style-name="Stile">Gestisce il logout dell’utente dal sistema.</text:p>
            <text:p text:style-name="Stile"/>
          </table:table-cell>
          <table:table-cell>
            <text:p text:style-name="Stile"/>
          </table:table-cell>
        </table:table-row>
        <table:table-row table:style-name="TableRow273">
          <table:table-cell table:style-name="TableCell274">
            <text:p text:style-name="Stile">NewBooklistControl</text:p>
          </table:table-cell>
          <table:table-cell table:style-name="TableCell275">
            <text:p text:style-name="Stile">Control</text:p>
          </table:table-cell>
          <table:table-cell table:style-name="TableCell276">
            <text:p text:style-name="Stile">Gestisce la creazione della nuova<text:s/>booklist di un utente.</text:p>
          </table:table-cell>
          <table:table-cell>
            <text:p text:style-name="Stile"/>
          </table:table-cell>
        </table:table-row>
        <table:table-row table:style-name="TableRow277">
          <table:table-cell table:style-name="TableCell278">
            <text:p text:style-name="Stile">DeleteBooklistControl</text:p>
          </table:table-cell>
          <table:table-cell table:style-name="TableCell279">
            <text:p text:style-name="Stile">Control</text:p>
          </table:table-cell>
          <table:table-cell table:style-name="TableCell280">
            <text:p text:style-name="Stile">Gestisce l’eliminazione di una booklist.</text:p>
            <text:p text:style-name="Stile"/>
          </table:table-cell>
          <table:table-cell>
            <text:p text:style-name="Stile"/>
          </table:table-cell>
        </table:table-row>
        <table:table-row table:style-name="TableRow281">
          <table:table-cell table:style-name="TableCell282">
            <text:p text:style-name="Stile">AddToBooklistControl</text:p>
          </table:table-cell>
          <table:table-cell table:style-name="TableCell283">
            <text:p text:style-name="Stile">Control</text:p>
          </table:table-cell>
          <table:table-cell table:style-name="TableCell284">
            <text:p text:style-name="Stile">Gestisce l’inserimento di un libro in una booklist o nei preferiti.</text:p>
          </table:table-cell>
          <table:table-cell>
            <text:p text:style-name="Stile"/>
          </table:table-cell>
        </table:table-row>
        <table:table-row table:style-name="TableRow285">
          <table:table-cell table:style-name="TableCell286">
            <text:p text:style-name="Stile">AddToCartControl</text:p>
          </table:table-cell>
          <table:table-cell table:style-name="TableCell287">
            <text:p text:style-name="Stile">Control</text:p>
          </table:table-cell>
          <table:table-cell table:style-name="TableCell288">
            <text:p text:style-name="Stile">Gestisce l’inserimento di un libro nel carrello.</text:p>
          </table:table-cell>
          <table:table-cell>
            <text:p text:style-name="Stile"/>
          </table:table-cell>
        </table:table-row>
        <table:table-row table:style-name="TableRow289">
          <table:table-cell table:style-name="TableCell290">
            <text:p text:style-name="Stile">RemoveFromCartControl</text:p>
          </table:table-cell>
          <table:table-cell table:style-name="TableCell291">
            <text:p text:style-name="Stile">Control</text:p>
          </table:table-cell>
          <table:table-cell table:style-name="TableCell292">
            <text:p text:style-name="Stile">Gestisce la rimozione di un libro dal carrello.</text:p>
          </table:table-cell>
          <table:table-cell>
            <text:p text:style-name="Stile"/>
          </table:table-cell>
        </table:table-row>
        <table:table-row table:style-name="TableRow293">
          <table:table-cell table:style-name="TableCell294">
            <text:p text:style-name="Stile">BuyBookControl</text:p>
          </table:table-cell>
          <table:table-cell table:style-name="TableCell295">
            <text:p text:style-name="Stile">Control</text:p>
          </table:table-cell>
          <table:table-cell table:style-name="TableCell296">
            <text:p text:style-name="Stile">Gestisce l’acquisto del libro.</text:p>
          </table:table-cell>
          <table:table-cell>
            <text:p text:style-name="Stile"/>
          </table:table-cell>
        </table:table-row>
        <table:table-row table:style-name="TableRow297">
          <table:table-cell table:style-name="TableCell298">
            <text:p text:style-name="Stile">ReviewControl</text:p>
          </table:table-cell>
          <table:table-cell table:style-name="TableCell299">
            <text:p text:style-name="Stile">Control</text:p>
          </table:table-cell>
          <table:table-cell table:style-name="TableCell300">
            <text:p text:style-name="Stile">Gestisce la pubblicazione di una recensione.</text:p>
          </table:table-cell>
          <table:table-cell>
            <text:p text:style-name="Stile"/>
          </table:table-cell>
        </table:table-row>
        <table:table-row table:style-name="TableRow301">
          <table:table-cell table:style-name="TableCell302">
            <text:p text:style-name="Stile">FollowUsrControl</text:p>
          </table:table-cell>
          <table:table-cell table:style-name="TableCell303">
            <text:p text:style-name="Stile">Control</text:p>
          </table:table-cell>
          <table:table-cell table:style-name="TableCell304">
            <text:p text:style-name="Stile">Gestisce l’aggiornamento delle booklist seguite e la lista degli utenti seguiti dopo che ne segue un altro, aggiornerà anche la lista dei seguaci dell’utente seguito.</text:p>
          </table:table-cell>
          <table:table-cell>
            <text:p text:style-name="Stile"/>
          </table:table-cell>
        </table:table-row>
        <table:table-row table:style-name="TableRow305">
          <table:table-cell table:style-name="TableCell306">
            <text:p text:style-name="Stile">FollowBooklistControl</text:p>
          </table:table-cell>
          <table:table-cell table:style-name="TableCell307">
            <text:p text:style-name="Stile">Control</text:p>
          </table:table-cell>
          <table:table-cell table:style-name="TableCell308">
            <text:p text:style-name="Stile">Gestisce l’aggiornamento delle booklist seguite<text:s/>dall’utente dopo aver seguito una nuova booklist.</text:p>
          </table:table-cell>
          <table:table-cell>
            <text:p text:style-name="Stile"/>
          </table:table-cell>
        </table:table-row>
        <table:table-row table:style-name="TableRow309">
          <table:table-cell table:style-name="TableCell310">
            <text:p text:style-name="Stile">ToAdmnControl</text:p>
          </table:table-cell>
          <table:table-cell table:style-name="TableCell311">
            <text:p text:style-name="Stile">Control</text:p>
          </table:table-cell>
          <table:table-cell table:style-name="TableCell312">
            <text:p text:style-name="Stile">Gestisce la richiesta di contattare l’admin da parte di un utente.</text:p>
          </table:table-cell>
          <table:table-cell>
            <text:p text:style-name="Stile"/>
          </table:table-cell>
        </table:table-row>
        <table:table-row table:style-name="TableRow313">
          <table:table-cell table:style-name="TableCell314">
            <text:p text:style-name="Stile">AddToCatalogControl</text:p>
          </table:table-cell>
          <table:table-cell table:style-name="TableCell315">
            <text:p text:style-name="Stile">Control</text:p>
          </table:table-cell>
          <table:table-cell table:style-name="TableCell316">
            <text:p text:style-name="Stile">Gestisce l’inserimento di un nuovo libro nel catalogo del sistema.</text:p>
          </table:table-cell>
          <table:table-cell>
            <text:p text:style-name="Stile"/>
          </table:table-cell>
        </table:table-row>
        <table:table-row table:style-name="TableRow317">
          <table:table-cell table:style-name="TableCell318">
            <text:p text:style-name="Stile">ModifyBookControl</text:p>
          </table:table-cell>
          <table:table-cell table:style-name="TableCell319">
            <text:p text:style-name="Stile">Control</text:p>
          </table:table-cell>
          <table:table-cell table:style-name="TableCell320">
            <text:p text:style-name="Stile">Gestisce la modifica del prezzo del libro.</text:p>
            <text:p text:style-name="Stile"/>
          </table:table-cell>
          <table:table-cell>
            <text:p text:style-name="Stile"/>
          </table:table-cell>
        </table:table-row>
        <table:table-row table:style-name="TableRow321">
          <table:table-cell table:style-name="TableCell322">
            <text:p text:style-name="Stile">RemoveFromCatalogControl</text:p>
          </table:table-cell>
          <table:table-cell table:style-name="TableCell323">
            <text:p text:style-name="Stile">Control</text:p>
          </table:table-cell>
          <table:table-cell table:style-name="TableCell324">
            <text:p text:style-name="Stile">Gestisce la rimozione di un libro dal catalogo del sistema.</text:p>
          </table:table-cell>
          <table:table-cell>
            <text:p text:style-name="Stile"/>
          </table:table-cell>
        </table:table-row>
        <table:table-row table:style-name="TableRow325">
          <table:table-cell table:style-name="TableCell326">
            <text:p text:style-name="Stile">RemoveUserControl</text:p>
          </table:table-cell>
          <table:table-cell table:style-name="TableCell327">
            <text:p text:style-name="Stile">Control</text:p>
          </table:table-cell>
          <table:table-cell table:style-name="TableCell328">
            <text:p text:style-name="Stile">Gestisce la rimozione di un utente registrato dal sistema.</text:p>
          </table:table-cell>
          <table:table-cell>
            <text:p text:style-name="Stile"/>
          </table:table-cell>
        </table:table-row>
        <table:table-row table:style-name="TableRow329">
          <table:table-cell table:style-name="TableCell330">
            <text:p text:style-name="Stile">RicercaControl</text:p>
          </table:table-cell>
          <table:table-cell table:style-name="TableCell331">
            <text:p text:style-name="Stile">Control</text:p>
          </table:table-cell>
          <table:table-cell table:style-name="TableCell332">
            <text:p text:style-name="P333">Gestisce la ricerca di un libro (in base al titolo/genere/autore) da parte dell’utente.</text:p>
          </table:table-cell>
          <table:table-cell>
            <text:p text:style-name="P333"/>
          </table:table-cell>
        </table:table-row>
        <table:table-row table:style-name="TableRow334">
          <table:table-cell table:style-name="TableCell335">
            <text:p text:style-name="Stile"/>
          </table:table-cell>
          <table:table-cell table:style-name="TableCell336">
            <text:p text:style-name="Stile"/>
          </table:table-cell>
          <table:table-cell table:style-name="TableCell337">
            <text:p text:style-name="Stile"/>
          </table:table-cell>
          <table:table-cell>
            <text:p text:style-name="Stile"/>
          </table:table-cell>
        </table:table-row>
        <table:table-row table:style-name="TableRow338">
          <table:table-cell table:style-name="TableCell339">
            <text:p text:style-name="Stile"><text:bookmark-start text:name="_Hlk58933147"/><text:bookmark-start text:name="_Hlk58841968"/></text:p>
          </table:table-cell>
          <table:table-cell table:style-name="TableCell340">
            <text:p text:style-name="Stile"/>
          </table:table-cell>
          <table:table-cell table:style-name="TableCell341">
            <text:p text:style-name="Stile"/>
          </table:table-cell>
          <table:table-cell>
            <text:p text:style-name="Stile"/>
          </table:table-cell>
        </table:table-row>
        <table:table-row table:style-name="TableRow342">
          <table:table-cell table:style-name="TableCell343">
            <text:p text:style-name="Stile"><text:bookmark-end text:name="_Hlk58933147"/></text:p>
          </table:table-cell>
          <table:table-cell table:style-name="TableCell344">
            <text:p text:style-name="Stile"/>
          </table:table-cell>
          <table:table-cell table:style-name="TableCell345">
            <text:p text:style-name="Stile"/>
          </table:table-cell>
          <table:table-cell>
            <text:p text:style-name="Stile"/>
          </table:table-cell>
        </table:table-row>
        <table:table-row table:style-name="TableRow346">
          <table:table-cell table:style-name="TableCell347">
            <text:p text:style-name="Stile"><text:bookmark-end text:name="_Hlk58841968"/></text:p>
          </table:table-cell>
          <table:table-cell table:style-name="TableCell348">
            <text:p text:style-name="Stile"/>
          </table:table-cell>
          <table:table-cell table:style-name="TableCell349">
            <text:p text:style-name="Stile"/>
          </table:table-cell>
          <table:table-cell>
            <text:p text:style-name="Stile"/>
          </table:table-cell>
        </table:table-row>
        <table:table-row table:style-name="TableRow350">
          <table:table-cell table:style-name="TableCell351">
            <text:p text:style-name="Stile"/>
          </table:table-cell>
          <table:table-cell table:style-name="TableCell352">
            <text:p text:style-name="Stile"/>
          </table:table-cell>
          <table:table-cell table:style-name="TableCell353">
            <text:p text:style-name="Stile"/>
          </table:table-cell>
          <table:table-cell>
            <text:p text:style-name="Stile"/>
          </table:table-cell>
        </table:table-row>
      </table:table>
      <text:p text:style-name="P3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gelica Proietto</dc:creator>
    <meta:creation-date>2020-12-08T16:11:00Z</meta:creation-date>
    <dc:date>2020-12-16T10:29:00Z</dc:date>
    <meta:template xlink:href="Normal" xlink:type="simple"/>
    <meta:editing-cycles>22</meta:editing-cycles>
    <meta:editing-duration>PT335940S</meta:editing-duration>
    <meta:document-statistic meta:page-count="6" meta:paragraph-count="12" meta:word-count="917" meta:character-count="6133" meta:row-count="43" meta:non-whitespace-character-count="5228"/>
  </office:meta>
</office:document-meta>
</file>